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5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1.40580116022">
            <text:p>-921.41</text:p>
          </table:table-cell>
          <table:table-cell office:value-type="float" office:value="53.6736246">
            <text:p>53.67</text:p>
          </table:table-cell>
          <table:table-cell office:value-type="float" office:value="-955.7890578116">
            <text:p>-955.79</text:p>
          </table:table-cell>
          <table:table-cell office:value-type="float" office:value="-888.2885577115">
            <text:p>-888.29</text:p>
          </table:table-cell>
          <table:table-cell office:value-type="float" office:value="38.961892">
            <text:p>38.96</text:p>
          </table:table-cell>
          <table:table-cell office:value-type="float" office:value="64.387177">
            <text:p>64.39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943.6880376075">
            <text:p>-943.69</text:p>
          </table:table-cell>
          <table:table-cell office:value-type="float" office:value="43.59852">
            <text:p>43.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2.0125025005">
            <text:p>-912.01</text:p>
          </table:table-cell>
          <table:table-cell office:value-type="float" office:value="55.564513">
            <text:p>55.5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9.0400080016">
            <text:p>-919.04</text:p>
          </table:table-cell>
          <table:table-cell office:value-type="float" office:value="56.081116">
            <text:p>56.0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88.2885577115">
            <text:p>-888.29</text:p>
          </table:table-cell>
          <table:table-cell office:value-type="float" office:value="64.387177">
            <text:p>64.3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1.7235447089">
            <text:p>-911.72</text:p>
          </table:table-cell>
          <table:table-cell office:value-type="float" office:value="58.236047">
            <text:p>58.2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1.0877175435">
            <text:p>-911.09</text:p>
          </table:table-cell>
          <table:table-cell office:value-type="float" office:value="58.082116">
            <text:p>58.0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5.7890578116">
            <text:p>-955.79</text:p>
          </table:table-cell>
          <table:table-cell office:value-type="float" office:value="38.961892">
            <text:p>38.9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7.1286257251">
            <text:p>-927.13</text:p>
          </table:table-cell>
          <table:table-cell office:value-type="float" office:value="52.394779">
            <text:p>52.3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0.0864172835">
            <text:p>-920.09</text:p>
          </table:table-cell>
          <table:table-cell office:value-type="float" office:value="54.810562">
            <text:p>54.8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5.2135427085">
            <text:p>-925.21</text:p>
          </table:table-cell>
          <table:table-cell office:value-type="float" office:value="54.619524">
            <text:p>54.62</text:p>
          </table:table-cell>
          <table:table-cell table:formula="oooc:=AVERAGE([.B1:.B10])" office:value-type="float" office:value="-921.40580116022">
            <text:p>-921.41</text:p>
          </table:table-cell>
          <table:table-cell table:formula="oooc:=AVERAGE([.C1:.C10])" office:value-type="float" office:value="53.6736246">
            <text:p>53.67</text:p>
          </table:table-cell>
          <table:table-cell table:formula="oooc:=MIN([.B1:.B10])" office:value-type="float" office:value="-955.7890578116">
            <text:p>-955.79</text:p>
          </table:table-cell>
          <table:table-cell table:formula="oooc:=MAX([.B1:.B10])" office:value-type="float" office:value="-888.2885577115">
            <text:p>-888.29</text:p>
          </table:table-cell>
          <table:table-cell table:formula="oooc:=MIN([.C1:.C10])" office:value-type="float" office:value="38.961892">
            <text:p>38.96</text:p>
          </table:table-cell>
          <table:table-cell table:formula="oooc:=MAX([.C1:.C10])" office:value-type="float" office:value="64.387177">
            <text:p>64.3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6.6041208242">
            <text:p>-916.6</text:p>
          </table:table-cell>
          <table:table-cell office:value-type="float" office:value="56.30046">
            <text:p>56.3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39.7570514103">
            <text:p>-939.76</text:p>
          </table:table-cell>
          <table:table-cell office:value-type="float" office:value="48.592318">
            <text:p>48.59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891.0274054811">
            <text:p>-891.03</text:p>
          </table:table-cell>
          <table:table-cell office:value-type="float" office:value="61.968094">
            <text:p>61.97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9.8100620124">
            <text:p>-919.81</text:p>
          </table:table-cell>
          <table:table-cell office:value-type="float" office:value="55.316363">
            <text:p>55.3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3.2658531706">
            <text:p>-903.27</text:p>
          </table:table-cell>
          <table:table-cell office:value-type="float" office:value="59.704141">
            <text:p>59.7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6.5819163833">
            <text:p>-916.58</text:p>
          </table:table-cell>
          <table:table-cell office:value-type="float" office:value="57.025405">
            <text:p>57.03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31.924584917">
            <text:p>-931.92</text:p>
          </table:table-cell>
          <table:table-cell office:value-type="float" office:value="51.877175">
            <text:p>51.88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47.5562112422">
            <text:p>-947.56</text:p>
          </table:table-cell>
          <table:table-cell office:value-type="float" office:value="41.923485">
            <text:p>41.9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4.5437087417">
            <text:p>-904.54</text:p>
          </table:table-cell>
          <table:table-cell office:value-type="float" office:value="59.694039">
            <text:p>59.69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0.1228245649">
            <text:p>-900.12</text:p>
          </table:table-cell>
          <table:table-cell office:value-type="float" office:value="58.835167">
            <text:p>58.84</text:p>
          </table:table-cell>
          <table:table-cell table:formula="oooc:=AVERAGE([.B11:.B20])" office:value-type="float" office:value="-917.11937387477">
            <text:p>-917.12</text:p>
          </table:table-cell>
          <table:table-cell table:formula="oooc:=AVERAGE([.C11:.C20])" office:value-type="float" office:value="55.1236647">
            <text:p>55.12</text:p>
          </table:table-cell>
          <table:table-cell table:formula="oooc:=MIN([.B11:.B20])" office:value-type="float" office:value="-947.5562112422">
            <text:p>-947.56</text:p>
          </table:table-cell>
          <table:table-cell table:formula="oooc:=MAX([.B11:.B20])" office:value-type="float" office:value="-891.0274054811">
            <text:p>-891.03</text:p>
          </table:table-cell>
          <table:table-cell table:formula="oooc:=MIN([.C11:.C20])" office:value-type="float" office:value="41.923485">
            <text:p>41.92</text:p>
          </table:table-cell>
          <table:table-cell table:formula="oooc:=MAX([.C11:.C20])" office:value-type="float" office:value="61.968094">
            <text:p>61.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9.6487297459">
            <text:p>-909.65</text:p>
          </table:table-cell>
          <table:table-cell office:value-type="float" office:value="59.594619">
            <text:p>59.59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8.3021604321">
            <text:p>-908.3</text:p>
          </table:table-cell>
          <table:table-cell office:value-type="float" office:value="59.416283">
            <text:p>59.42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896.2870574115">
            <text:p>-896.29</text:p>
          </table:table-cell>
          <table:table-cell office:value-type="float" office:value="62.424585">
            <text:p>62.42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2.0185037007">
            <text:p>-962.02</text:p>
          </table:table-cell>
          <table:table-cell office:value-type="float" office:value="30.994799">
            <text:p>30.99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31.4290858172">
            <text:p>-931.43</text:p>
          </table:table-cell>
          <table:table-cell office:value-type="float" office:value="49.767253">
            <text:p>49.77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4.4295859172">
            <text:p>-904.43</text:p>
          </table:table-cell>
          <table:table-cell office:value-type="float" office:value="60.175635">
            <text:p>60.18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15.6053210642">
            <text:p>-915.61</text:p>
          </table:table-cell>
          <table:table-cell office:value-type="float" office:value="57.903681">
            <text:p>57.9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0.3596719344">
            <text:p>-900.36</text:p>
          </table:table-cell>
          <table:table-cell office:value-type="float" office:value="59.4994">
            <text:p>59.5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27.2601520304">
            <text:p>-927.26</text:p>
          </table:table-cell>
          <table:table-cell office:value-type="float" office:value="50.711342">
            <text:p>50.71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7.9554910982">
            <text:p>-907.96</text:p>
          </table:table-cell>
          <table:table-cell office:value-type="float" office:value="60.704041">
            <text:p>60.7</text:p>
          </table:table-cell>
          <table:table-cell table:formula="oooc:=AVERAGE([.B21:.B30])" office:value-type="float" office:value="-916.32957591518">
            <text:p>-916.33</text:p>
          </table:table-cell>
          <table:table-cell table:formula="oooc:=AVERAGE([.C21:.C30])" office:value-type="float" office:value="55.1191638">
            <text:p>55.12</text:p>
          </table:table-cell>
          <table:table-cell table:formula="oooc:=MIN([.B21:.B30])" office:value-type="float" office:value="-962.0185037007">
            <text:p>-962.02</text:p>
          </table:table-cell>
          <table:table-cell table:formula="oooc:=MAX([.B21:.B30])" office:value-type="float" office:value="-896.2870574115">
            <text:p>-896.29</text:p>
          </table:table-cell>
          <table:table-cell table:formula="oooc:=MIN([.C21:.C30])" office:value-type="float" office:value="30.994799">
            <text:p>30.99</text:p>
          </table:table-cell>
          <table:table-cell table:formula="oooc:=MAX([.C21:.C30])" office:value-type="float" office:value="62.424585">
            <text:p>62.4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6.7089417884">
            <text:p>-926.71</text:p>
          </table:table-cell>
          <table:table-cell office:value-type="float" office:value="53.886377">
            <text:p>53.89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3.1480296059">
            <text:p>-913.15</text:p>
          </table:table-cell>
          <table:table-cell office:value-type="float" office:value="58.763653">
            <text:p>58.76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5.9568913783">
            <text:p>-915.96</text:p>
          </table:table-cell>
          <table:table-cell office:value-type="float" office:value="58.617924">
            <text:p>58.62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8.2296459292">
            <text:p>-928.23</text:p>
          </table:table-cell>
          <table:table-cell office:value-type="float" office:value="51.589618">
            <text:p>51.59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3.799359872">
            <text:p>-913.8</text:p>
          </table:table-cell>
          <table:table-cell office:value-type="float" office:value="57.017003">
            <text:p>57.02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8.2411482296">
            <text:p>-928.24</text:p>
          </table:table-cell>
          <table:table-cell office:value-type="float" office:value="54.075915">
            <text:p>54.0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9.2381476295">
            <text:p>-969.24</text:p>
          </table:table-cell>
          <table:table-cell office:value-type="float" office:value="28.305961">
            <text:p>28.31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9.8066613323">
            <text:p>-919.81</text:p>
          </table:table-cell>
          <table:table-cell office:value-type="float" office:value="56.116923">
            <text:p>56.12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4.1853370674">
            <text:p>-954.19</text:p>
          </table:table-cell>
          <table:table-cell office:value-type="float" office:value="38.573515">
            <text:p>38.57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36.5319063813">
            <text:p>-936.53</text:p>
          </table:table-cell>
          <table:table-cell office:value-type="float" office:value="50.117524">
            <text:p>50.12</text:p>
          </table:table-cell>
          <table:table-cell table:formula="oooc:=AVERAGE([.B31:.B40])" office:value-type="float" office:value="-930.58460692139">
            <text:p>-930.58</text:p>
          </table:table-cell>
          <table:table-cell table:formula="oooc:=AVERAGE([.C31:.C40])" office:value-type="float" office:value="50.7064413">
            <text:p>50.71</text:p>
          </table:table-cell>
          <table:table-cell table:formula="oooc:=MIN([.B31:.B40])" office:value-type="float" office:value="-969.2381476295">
            <text:p>-969.24</text:p>
          </table:table-cell>
          <table:table-cell table:formula="oooc:=MAX([.B31:.B40])" office:value-type="float" office:value="-913.1480296059">
            <text:p>-913.15</text:p>
          </table:table-cell>
          <table:table-cell table:formula="oooc:=MIN([.C31:.C40])" office:value-type="float" office:value="28.305961">
            <text:p>28.31</text:p>
          </table:table-cell>
          <table:table-cell table:formula="oooc:=MAX([.C31:.C40])" office:value-type="float" office:value="58.763653">
            <text:p>58.7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11.0422084417">
            <text:p>-911.04</text:p>
          </table:table-cell>
          <table:table-cell office:value-type="float" office:value="58.430186">
            <text:p>58.43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899.7664532907">
            <text:p>-899.77</text:p>
          </table:table-cell>
          <table:table-cell office:value-type="float" office:value="62.055011">
            <text:p>62.06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8.8189637928">
            <text:p>-928.82</text:p>
          </table:table-cell>
          <table:table-cell office:value-type="float" office:value="52.195639">
            <text:p>52.2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0.599219844">
            <text:p>-930.6</text:p>
          </table:table-cell>
          <table:table-cell office:value-type="float" office:value="49.912482">
            <text:p>49.91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0.7797559512">
            <text:p>-920.78</text:p>
          </table:table-cell>
          <table:table-cell office:value-type="float" office:value="56.605921">
            <text:p>56.61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5.6804360872">
            <text:p>-935.68</text:p>
          </table:table-cell>
          <table:table-cell office:value-type="float" office:value="50.018804">
            <text:p>50.02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11.5563112623">
            <text:p>-911.56</text:p>
          </table:table-cell>
          <table:table-cell office:value-type="float" office:value="56.961892">
            <text:p>56.96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48.9664932987">
            <text:p>-948.97</text:p>
          </table:table-cell>
          <table:table-cell office:value-type="float" office:value="41.908382">
            <text:p>41.91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9.6696339268">
            <text:p>-929.67</text:p>
          </table:table-cell>
          <table:table-cell office:value-type="float" office:value="53.530406">
            <text:p>53.53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0.9387877576">
            <text:p>-930.94</text:p>
          </table:table-cell>
          <table:table-cell office:value-type="float" office:value="48.830266">
            <text:p>48.83</text:p>
          </table:table-cell>
          <table:table-cell table:formula="oooc:=AVERAGE([.B41:.B50])" office:value-type="float" office:value="-924.7818263653">
            <text:p>-924.78</text:p>
          </table:table-cell>
          <table:table-cell table:formula="oooc:=AVERAGE([.C41:.C50])" office:value-type="float" office:value="53.0448989">
            <text:p>53.04</text:p>
          </table:table-cell>
          <table:table-cell table:formula="oooc:=MIN([.B41:.B50])" office:value-type="float" office:value="-948.9664932987">
            <text:p>-948.97</text:p>
          </table:table-cell>
          <table:table-cell table:formula="oooc:=MAX([.B41:.B50])" office:value-type="float" office:value="-899.7664532907">
            <text:p>-899.77</text:p>
          </table:table-cell>
          <table:table-cell table:formula="oooc:=MIN([.C41:.C50])" office:value-type="float" office:value="41.908382">
            <text:p>41.91</text:p>
          </table:table-cell>
          <table:table-cell table:formula="oooc:=MAX([.C41:.C50])" office:value-type="float" office:value="62.055011">
            <text:p>62.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14.7862572515">
            <text:p>-914.79</text:p>
          </table:table-cell>
          <table:table-cell office:value-type="float" office:value="56.727345">
            <text:p>56.73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1.0692138428">
            <text:p>-931.07</text:p>
          </table:table-cell>
          <table:table-cell office:value-type="float" office:value="52.570814">
            <text:p>52.57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5.5126025205">
            <text:p>-935.51</text:p>
          </table:table-cell>
          <table:table-cell office:value-type="float" office:value="50.857572">
            <text:p>50.86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56.324964993">
            <text:p>-956.32</text:p>
          </table:table-cell>
          <table:table-cell office:value-type="float" office:value="35.216843">
            <text:p>35.22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28.3338667734">
            <text:p>-928.33</text:p>
          </table:table-cell>
          <table:table-cell office:value-type="float" office:value="53.570514">
            <text:p>53.57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0.7309461892">
            <text:p>-930.73</text:p>
          </table:table-cell>
          <table:table-cell office:value-type="float" office:value="50.616923">
            <text:p>50.62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47.1326265253">
            <text:p>-947.13</text:p>
          </table:table-cell>
          <table:table-cell office:value-type="float" office:value="43.032106">
            <text:p>43.03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01.1594318864">
            <text:p>-901.16</text:p>
          </table:table-cell>
          <table:table-cell office:value-type="float" office:value="60.242048">
            <text:p>60.24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03.6383276655">
            <text:p>-903.64</text:p>
          </table:table-cell>
          <table:table-cell office:value-type="float" office:value="62.765653">
            <text:p>62.77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16.2809561912">
            <text:p>-916.28</text:p>
          </table:table-cell>
          <table:table-cell office:value-type="float" office:value="56.358972">
            <text:p>56.36</text:p>
          </table:table-cell>
          <table:table-cell table:formula="oooc:=AVERAGE([.B51:.B60])" office:value-type="float" office:value="-926.49691938388">
            <text:p>-926.5</text:p>
          </table:table-cell>
          <table:table-cell table:formula="oooc:=AVERAGE([.C51:.C60])" office:value-type="float" office:value="52.195879">
            <text:p>52.2</text:p>
          </table:table-cell>
          <table:table-cell table:formula="oooc:=MIN([.B51:.B60])" office:value-type="float" office:value="-956.324964993">
            <text:p>-956.32</text:p>
          </table:table-cell>
          <table:table-cell table:formula="oooc:=MAX([.B51:.B60])" office:value-type="float" office:value="-901.1594318864">
            <text:p>-901.16</text:p>
          </table:table-cell>
          <table:table-cell table:formula="oooc:=MIN([.C51:.C60])" office:value-type="float" office:value="35.216843">
            <text:p>35.22</text:p>
          </table:table-cell>
          <table:table-cell table:formula="oooc:=MAX([.C51:.C60])" office:value-type="float" office:value="62.765653">
            <text:p>62.7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09.3935787157">
            <text:p>-909.39</text:p>
          </table:table-cell>
          <table:table-cell office:value-type="float" office:value="55.945289">
            <text:p>55.95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02.6689337868">
            <text:p>-902.67</text:p>
          </table:table-cell>
          <table:table-cell office:value-type="float" office:value="61.718744">
            <text:p>61.72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38.450290058">
            <text:p>-938.45</text:p>
          </table:table-cell>
          <table:table-cell office:value-type="float" office:value="49.643429">
            <text:p>49.64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4.5220044009">
            <text:p>-924.52</text:p>
          </table:table-cell>
          <table:table-cell office:value-type="float" office:value="55.580816">
            <text:p>55.58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5.9109821964">
            <text:p>-925.91</text:p>
          </table:table-cell>
          <table:table-cell office:value-type="float" office:value="56.604921">
            <text:p>56.6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8.0168033607">
            <text:p>-918.02</text:p>
          </table:table-cell>
          <table:table-cell office:value-type="float" office:value="56.067714">
            <text:p>56.07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6.6435287057">
            <text:p>-916.64</text:p>
          </table:table-cell>
          <table:table-cell office:value-type="float" office:value="53.087518">
            <text:p>53.09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3.2266453291">
            <text:p>-923.23</text:p>
          </table:table-cell>
          <table:table-cell office:value-type="float" office:value="52.083817">
            <text:p>52.08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2.7158431686">
            <text:p>-912.72</text:p>
          </table:table-cell>
          <table:table-cell office:value-type="float" office:value="59.577616">
            <text:p>59.58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32.0600120024">
            <text:p>-932.06</text:p>
          </table:table-cell>
          <table:table-cell office:value-type="float" office:value="49.570414">
            <text:p>49.57</text:p>
          </table:table-cell>
          <table:table-cell table:formula="oooc:=AVERAGE([.B61:.B70])" office:value-type="float" office:value="-920.36086217243">
            <text:p>-920.36</text:p>
          </table:table-cell>
          <table:table-cell table:formula="oooc:=AVERAGE([.C61:.C70])" office:value-type="float" office:value="54.9880278">
            <text:p>54.99</text:p>
          </table:table-cell>
          <table:table-cell table:formula="oooc:=MIN([.B61:.B70])" office:value-type="float" office:value="-938.450290058">
            <text:p>-938.45</text:p>
          </table:table-cell>
          <table:table-cell table:formula="oooc:=MAX([.B61:.B70])" office:value-type="float" office:value="-902.6689337868">
            <text:p>-902.67</text:p>
          </table:table-cell>
          <table:table-cell table:formula="oooc:=MIN([.C61:.C70])" office:value-type="float" office:value="49.570414">
            <text:p>49.57</text:p>
          </table:table-cell>
          <table:table-cell table:formula="oooc:=MAX([.C61:.C70])" office:value-type="float" office:value="61.718744">
            <text:p>61.7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11.5726145229">
            <text:p>-911.57</text:p>
          </table:table-cell>
          <table:table-cell office:value-type="float" office:value="56.313563">
            <text:p>56.31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8.7971594319">
            <text:p>-928.8</text:p>
          </table:table-cell>
          <table:table-cell office:value-type="float" office:value="51.294459">
            <text:p>51.29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3.4853970794">
            <text:p>-923.49</text:p>
          </table:table-cell>
          <table:table-cell office:value-type="float" office:value="54.814063">
            <text:p>54.81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33.8562712543">
            <text:p>-933.86</text:p>
          </table:table-cell>
          <table:table-cell office:value-type="float" office:value="50.506701">
            <text:p>50.51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4.7315463093">
            <text:p>-964.73</text:p>
          </table:table-cell>
          <table:table-cell office:value-type="float" office:value="31.853471">
            <text:p>31.85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73.2053410682">
            <text:p>-973.21</text:p>
          </table:table-cell>
          <table:table-cell office:value-type="float" office:value="24.916883">
            <text:p>24.92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04.3831766353">
            <text:p>-904.38</text:p>
          </table:table-cell>
          <table:table-cell office:value-type="float" office:value="60.709342">
            <text:p>60.71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8.8441688338">
            <text:p>-928.84</text:p>
          </table:table-cell>
          <table:table-cell office:value-type="float" office:value="51.514303">
            <text:p>51.51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30.0097019404">
            <text:p>-930.01</text:p>
          </table:table-cell>
          <table:table-cell office:value-type="float" office:value="53.986697">
            <text:p>53.99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6.273854771">
            <text:p>-926.27</text:p>
          </table:table-cell>
          <table:table-cell office:value-type="float" office:value="51.833467">
            <text:p>51.83</text:p>
          </table:table-cell>
          <table:table-cell table:formula="oooc:=AVERAGE([.B71:.B80])" office:value-type="float" office:value="-932.51592318465">
            <text:p>-932.52</text:p>
          </table:table-cell>
          <table:table-cell table:formula="oooc:=AVERAGE([.C71:.C80])" office:value-type="float" office:value="48.7742949">
            <text:p>48.77</text:p>
          </table:table-cell>
          <table:table-cell table:formula="oooc:=MIN([.B71:.B80])" office:value-type="float" office:value="-973.2053410682">
            <text:p>-973.21</text:p>
          </table:table-cell>
          <table:table-cell table:formula="oooc:=MAX([.B71:.B80])" office:value-type="float" office:value="-904.3831766353">
            <text:p>-904.38</text:p>
          </table:table-cell>
          <table:table-cell table:formula="oooc:=MIN([.C71:.C80])" office:value-type="float" office:value="24.916883">
            <text:p>24.92</text:p>
          </table:table-cell>
          <table:table-cell table:formula="oooc:=MAX([.C71:.C80])" office:value-type="float" office:value="60.709342">
            <text:p>60.7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8.850870174">
            <text:p>-908.85</text:p>
          </table:table-cell>
          <table:table-cell office:value-type="float" office:value="57.479796">
            <text:p>57.48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19.7071414283">
            <text:p>-919.71</text:p>
          </table:table-cell>
          <table:table-cell office:value-type="float" office:value="57.560912">
            <text:p>57.56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3.5385077015">
            <text:p>-933.54</text:p>
          </table:table-cell>
          <table:table-cell office:value-type="float" office:value="49.743949">
            <text:p>49.74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7.1405281056">
            <text:p>-957.14</text:p>
          </table:table-cell>
          <table:table-cell office:value-type="float" office:value="36.724845">
            <text:p>36.7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4.4138827766">
            <text:p>-904.41</text:p>
          </table:table-cell>
          <table:table-cell office:value-type="float" office:value="58.304361">
            <text:p>58.3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5.0647129426">
            <text:p>-935.06</text:p>
          </table:table-cell>
          <table:table-cell office:value-type="float" office:value="50.323365">
            <text:p>50.3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26.5701140228">
            <text:p>-926.57</text:p>
          </table:table-cell>
          <table:table-cell office:value-type="float" office:value="50.438388">
            <text:p>50.44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27.9880976195">
            <text:p>-927.99</text:p>
          </table:table-cell>
          <table:table-cell office:value-type="float" office:value="52.013403">
            <text:p>52.01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6.2539507902">
            <text:p>-906.25</text:p>
          </table:table-cell>
          <table:table-cell office:value-type="float" office:value="56.717744">
            <text:p>56.7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4.1794358872">
            <text:p>-934.18</text:p>
          </table:table-cell>
          <table:table-cell office:value-type="float" office:value="50.760152">
            <text:p>50.76</text:p>
          </table:table-cell>
          <table:table-cell table:formula="oooc:=AVERAGE([.B81:.B90])" office:value-type="float" office:value="-925.37072414483">
            <text:p>-925.37</text:p>
          </table:table-cell>
          <table:table-cell table:formula="oooc:=AVERAGE([.C81:.C90])" office:value-type="float" office:value="52.0066915">
            <text:p>52.01</text:p>
          </table:table-cell>
          <table:table-cell table:formula="oooc:=MIN([.B81:.B90])" office:value-type="float" office:value="-957.1405281056">
            <text:p>-957.14</text:p>
          </table:table-cell>
          <table:table-cell table:formula="oooc:=MAX([.B81:.B90])" office:value-type="float" office:value="-904.4138827766">
            <text:p>-904.41</text:p>
          </table:table-cell>
          <table:table-cell table:formula="oooc:=MIN([.C81:.C90])" office:value-type="float" office:value="36.724845">
            <text:p>36.72</text:p>
          </table:table-cell>
          <table:table-cell table:formula="oooc:=MAX([.C81:.C90])" office:value-type="float" office:value="58.304361">
            <text:p>58.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4.3364672935">
            <text:p>-914.34</text:p>
          </table:table-cell>
          <table:table-cell office:value-type="float" office:value="57.612923">
            <text:p>57.61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02.8692738548">
            <text:p>-902.87</text:p>
          </table:table-cell>
          <table:table-cell office:value-type="float" office:value="61.864873">
            <text:p>61.86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7.800860172">
            <text:p>-917.8</text:p>
          </table:table-cell>
          <table:table-cell office:value-type="float" office:value="58.965493">
            <text:p>58.97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29.3442688538">
            <text:p>-929.34</text:p>
          </table:table-cell>
          <table:table-cell office:value-type="float" office:value="48.469694">
            <text:p>48.47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35.4986997399">
            <text:p>-935.5</text:p>
          </table:table-cell>
          <table:table-cell office:value-type="float" office:value="49.357371">
            <text:p>49.36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8.0166033207">
            <text:p>-918.02</text:p>
          </table:table-cell>
          <table:table-cell office:value-type="float" office:value="57.015803">
            <text:p>57.02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22.475795159">
            <text:p>-922.48</text:p>
          </table:table-cell>
          <table:table-cell office:value-type="float" office:value="53.374375">
            <text:p>53.37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42.3540708142">
            <text:p>-942.35</text:p>
          </table:table-cell>
          <table:table-cell office:value-type="float" office:value="44.907682">
            <text:p>44.91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2.025105021">
            <text:p>-912.03</text:p>
          </table:table-cell>
          <table:table-cell office:value-type="float" office:value="54.839368">
            <text:p>54.84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08.6514302861">
            <text:p>-908.65</text:p>
          </table:table-cell>
          <table:table-cell office:value-type="float" office:value="57.794959">
            <text:p>57.79</text:p>
          </table:table-cell>
          <table:table-cell table:formula="oooc:=AVERAGE([.B91:.B100])" office:value-type="float" office:value="-920.3372574515">
            <text:p>-920.34</text:p>
          </table:table-cell>
          <table:table-cell table:formula="oooc:=AVERAGE([.C91:.C100])" office:value-type="float" office:value="54.4202541">
            <text:p>54.42</text:p>
          </table:table-cell>
          <table:table-cell table:formula="oooc:=MIN([.B91:.B100])" office:value-type="float" office:value="-942.3540708142">
            <text:p>-942.35</text:p>
          </table:table-cell>
          <table:table-cell table:formula="oooc:=MAX([.B91:.B100])" office:value-type="float" office:value="-902.8692738548">
            <text:p>-902.87</text:p>
          </table:table-cell>
          <table:table-cell table:formula="oooc:=MIN([.C91:.C100])" office:value-type="float" office:value="44.907682">
            <text:p>44.91</text:p>
          </table:table-cell>
          <table:table-cell table:formula="oooc:=MAX([.C91:.C100])" office:value-type="float" office:value="61.864873">
            <text:p>61.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5.1653330666">
            <text:p>-905.17</text:p>
          </table:table-cell>
          <table:table-cell office:value-type="float" office:value="60.659732">
            <text:p>60.6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5.324464893">
            <text:p>-915.32</text:p>
          </table:table-cell>
          <table:table-cell office:value-type="float" office:value="53.379476">
            <text:p>53.3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8.1277255451">
            <text:p>-918.13</text:p>
          </table:table-cell>
          <table:table-cell office:value-type="float" office:value="57.481596">
            <text:p>57.4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0.3928785757">
            <text:p>-930.39</text:p>
          </table:table-cell>
          <table:table-cell office:value-type="float" office:value="52.074915">
            <text:p>52.0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6.5423084617">
            <text:p>-916.54</text:p>
          </table:table-cell>
          <table:table-cell office:value-type="float" office:value="58.732847">
            <text:p>58.7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5.2901580316">
            <text:p>-905.29</text:p>
          </table:table-cell>
          <table:table-cell office:value-type="float" office:value="59.459792">
            <text:p>59.4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0.6129225845">
            <text:p>-930.61</text:p>
          </table:table-cell>
          <table:table-cell office:value-type="float" office:value="52.285357">
            <text:p>52.2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1.9333866773">
            <text:p>-951.93</text:p>
          </table:table-cell>
          <table:table-cell office:value-type="float" office:value="39.292659">
            <text:p>39.2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5.9121824365">
            <text:p>-935.91</text:p>
          </table:table-cell>
          <table:table-cell office:value-type="float" office:value="49.942989">
            <text:p>49.9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20.0519103821">
            <text:p>-920.05</text:p>
          </table:table-cell>
          <table:table-cell office:value-type="float" office:value="58.560812">
            <text:p>58.56</text:p>
          </table:table-cell>
          <table:table-cell table:formula="oooc:=AVERAGE([.B101:.B110])" office:value-type="float" office:value="-922.93532706541">
            <text:p>-922.94</text:p>
          </table:table-cell>
          <table:table-cell table:formula="oooc:=AVERAGE([.C101:.C110])" office:value-type="float" office:value="54.1870175">
            <text:p>54.19</text:p>
          </table:table-cell>
          <table:table-cell table:formula="oooc:=MIN([.B101:.B110])" office:value-type="float" office:value="-951.9333866773">
            <text:p>-951.93</text:p>
          </table:table-cell>
          <table:table-cell table:formula="oooc:=MAX([.B101:.B110])" office:value-type="float" office:value="-905.1653330666">
            <text:p>-905.17</text:p>
          </table:table-cell>
          <table:table-cell table:formula="oooc:=MIN([.C101:.C110])" office:value-type="float" office:value="39.292659">
            <text:p>39.29</text:p>
          </table:table-cell>
          <table:table-cell table:formula="oooc:=MAX([.C101:.C110])" office:value-type="float" office:value="60.659732">
            <text:p>60.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non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07/17/2007</text:date>, <text:time>21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7T20:32:21</meta:creation-date>
    <dc:creator>Steffen Nissen</dc:creator>
    <dc:date>2007-07-17T21:23:28</dc:date>
    <dc:language>en</dc:language>
    <meta:editing-cycles>3</meta:editing-cycles>
    <meta:editing-duration>PT51M12S</meta:editing-duration>
    <meta:user-defined meta:name="Info 1"/>
    <meta:user-defined meta:name="Info 2"/>
    <meta:user-defined meta:name="Info 3"/>
    <meta:user-defined meta:name="Info 4"/>
    <meta:document-statistic meta:table-count="2" meta:cell-count="473"/>
  </office:meta>
</office:document-meta>
</file>